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n° : {{ main_record.no_interne }}</text:p>
      <text:p text:style-name="P1"/>
      <text:p text:style-name="P1">Demandeur : {{ main_record.demandeur | safe }}</text:p>
      <text:p text:style-name="P1">Adresse : {{ main_record.adrdem }}</text:p>
      <text:p text:style-name="P1">Cédant : {{ main_record.cedant }}</text:p>
      <text:p text:style-name="P1"/>
      <text:p text:style-name="P1">{% if main_record.type_checked %}</text:p>
      <text:p text:style-name="P1">La demande **sera** prise en compte avec un type spécifique.</text:p>
      <text:p text:style-name="P1">{% else %}</text:p>
      <text:p text:style-name="P1">La demande **est** une demande standard.</text:p>
      <text:p text:style-name="P1">{% endif %}</text:p>
      <text:p text:style-name="P1"/>
      <text:p text:style-name="P1">{% if main_record.motif_checked %}</text:p>
      <text:p text:style-name="P1">Ce dossier a été **déposé dans le cadre de sa prise de participation au sein de** l'entité concernée.</text:p>
      <text:p text:style-name="P1">{% endif %}</text:p>
      <text:p text:style-name="P1"/>
      <text:p text:style-name="P1">{% for sub_record in sub_records %}</text:p>
      <text:p text:style-name="P1">----------------------------------------</text:p>
      <text:p text:style-name="P1">Type : {{ sub_record.type }}</text:p>
      <text:p text:style-name="P1">Commune : {{ sub_record.libelles }}</text:p>
      <text:p text:style-name="P1"/>
      <text:p text:style-name="P1">{% if sub_record.type == 'ateliers' %}</text:p>
      <text:p text:style-name="P1">Ateliers : {{ sub_record.ateliers }}</text:p>
      <text:p text:style-name="P1">Nombre d'ateliers : {{ sub_record.nb_atelier }}</text:p>
      <text:p text:style-name="P1">Unité : {{ sub_record.libunite }}</text:p>
      <text:p text:style-name="P1">{% else %}</text:p>
      <text:p text:style-name="P1">Parcelles : {{ sub_record.parcelles }}</text:p>
      <text:p text:style-name="P1">Superficie totale : {{ sub_record.superficie }} m²</text:p>
      <text:p text:style-name="P1">{% endif %}</text:p>
      <text:p text:style-name="P1">{% endfor %}</text:p>
      <text:p text:style-name="P1"/>
      <text:p text:style-name="P1">{{ page_break 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 xmlns:fo="urn:oasis:names:tc:opendocument:xmlns:xsl-fo-compatible:1.0" xmlns:config="urn:oasis:names:tc:opendocument:xmlns:config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xhtml="http://www.w3.org/1999/xhtml" xmlns:css3t="http://www.w3.org/TR/css3-text/" xmlns:officeooo="http://openoffice.org/2009/office">
    <meta:creation-date>2025-08-23T18:21:03.444723900</meta:creation-date>
    <dc:date>2025-11-06T17:51:05.003048500</dc:date>
    <meta:editing-duration>PT32M45S</meta:editing-duration>
    <meta:editing-cycles>12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26" meta:word-count="138" meta:character-count="883" meta:non-whitespace-character-count="772"/>
  </office:meta>
</office:document-meta>
</file>